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0.966cm" fo:min-width="2.716cm" fo:padding-top="0.142cm" fo:padding-bottom="0.142cm" fo:padding-left="0.267cm" fo:padding-right="0.267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0.764cm" loext:decorative="false"/>
      <style:paragraph-properties style:writing-mode="lr-tb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0cm" fo:min-width="0.586cm" fo:padding-top="0.142cm" fo:padding-bottom="0.142cm" fo:padding-left="0.267cm" fo:padding-right="0.267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21cm" fo:min-width="2.339cm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cm" loext:decorative="false"/>
    </style:style>
    <style:style style:name="gr9" style:family="graphic" style:parent-style-name="objectwithoutfill">
      <style:graphic-properties draw:stroke="dash" draw:stroke-dash="Dot" svg:stroke-width="0.035cm" svg:stroke-color="#000000" draw:marker-start-width="0.252cm" draw:marker-end-width="0.252cm" svg:stroke-linecap="butt" draw:fill="none" draw:textarea-vertical-align="middle" fo:padding-top="0.142cm" fo:padding-bottom="0.142cm" fo:padding-left="0.267cm" fo:padding-right="0.267cm" loext:decorative="false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text-properties style:font-name="Liberation Mono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Liberation Mono" fo:font-size="10pt" style:font-size-asian="10pt" style:font-size-complex="10pt"/>
    </style:style>
    <style:style style:name="T2" style:family="text">
      <style:text-properties style:font-name="Liberation Mono"/>
    </style:style>
    <style:style style:name="T3" style:family="text">
      <style:text-properties style:font-name="Liberation Mono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25cm" svg:height="1.25cm" svg:x="10.75cm" svg:y="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3.243cm" svg:height="0.649cm" svg:x="10.75cm" svg:y="2.451cm">
          <draw:text-box>
            <text:p text:style-name="P2"><text:span text:style-name="T1">LUT4_C_DFFESR</text:span></text:p>
          </draw:text-box>
        </draw:frame>
        <draw:line draw:style-name="gr3" draw:text-style-name="P4" draw:layer="layout" svg:x1="14cm" svg:y1="2.75cm" svg:x2="16cm" svg:y2="2.75cm">
          <text:p/>
        </draw:line>
        <draw:line draw:style-name="gr3" draw:text-style-name="P4" draw:layer="layout" svg:x1="7cm" svg:y1="3cm" svg:x2="10.75cm" svg:y2="3cm">
          <text:p/>
        </draw:line>
        <draw:frame draw:style-name="gr4" draw:text-style-name="P3" draw:layer="layout" svg:width="1.264cm" svg:height="0.971cm" svg:x="11.486cm" svg:y="15.55cm">
          <draw:text-box>
            <text:p><text:span text:style-name="T2">CI</text:span></text:p>
          </draw:text-box>
        </draw:frame>
        <draw:frame draw:style-name="gr4" draw:text-style-name="P3" draw:layer="layout" svg:width="1.264cm" svg:height="0.971cm" svg:x="11.486cm" svg:y="0.7cm">
          <draw:text-box>
            <text:p><text:span text:style-name="T2">CO</text:span></text:p>
          </draw:text-box>
        </draw:frame>
        <draw:line draw:style-name="gr3" draw:text-style-name="P4" draw:layer="layout" svg:x1="11.5cm" svg:y1="3.5cm" svg:x2="11.5cm" svg:y2="3.75cm">
          <text:p/>
        </draw:line>
        <draw:line draw:style-name="gr5" draw:text-style-name="P4" draw:layer="layout" svg:x1="3.25cm" svg:y1="2.5cm" svg:x2="10.75cm" svg:y2="2.5cm">
          <text:p/>
        </draw:line>
        <draw:line draw:style-name="gr3" draw:text-style-name="P4" draw:layer="layout" svg:x1="11.5cm" svg:y1="14.25cm" svg:x2="11.5cm" svg:y2="16cm">
          <text:p/>
        </draw:line>
        <draw:line draw:style-name="gr3" draw:text-style-name="P4" draw:layer="layout" svg:x1="11.5cm" svg:y1="1cm" svg:x2="11.5cm" svg:y2="2.25cm">
          <text:p/>
        </draw:line>
        <draw:custom-shape draw:style-name="gr6" draw:text-style-name="P1" draw:layer="layout" svg:width="2cm" svg:height="0.5cm" draw:transform="rotate (-3.14159265358979) translate (10.5cm 15.525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range-x-minimum="0" draw:handle-range-x-maximum="10800" draw:handle-position="$0 bottom" draw:handle-position-x="$0" draw:handle-position-y="bottom"/>
          </draw:enhanced-geometry>
        </draw:custom-shape>
        <draw:line draw:style-name="gr3" draw:text-style-name="P4" draw:layer="layout" svg:x1="8.75cm" svg:y1="15.525cm" svg:x2="8.75cm" svg:y2="16.025cm">
          <text:p/>
        </draw:line>
        <draw:line draw:style-name="gr3" draw:text-style-name="P4" draw:layer="layout" svg:x1="9.25cm" svg:y1="15.525cm" svg:x2="9.25cm" svg:y2="16.025cm">
          <text:p/>
        </draw:line>
        <draw:line draw:style-name="gr3" draw:text-style-name="P4" draw:layer="layout" svg:x1="9.75cm" svg:y1="15.525cm" svg:x2="9.75cm" svg:y2="16.025cm">
          <text:p/>
        </draw:line>
        <draw:line draw:style-name="gr3" draw:text-style-name="P4" draw:layer="layout" svg:x1="10.25cm" svg:y1="15.525cm" svg:x2="10.25cm" svg:y2="16.025cm">
          <text:p/>
        </draw:line>
        <draw:frame draw:style-name="gr7" draw:text-style-name="P3" draw:layer="layout" svg:width="2.839cm" svg:height="0.696cm" svg:x="8.161cm" svg:y="16.054cm">
          <draw:text-box>
            <text:p><text:span text:style-name="T3">GBUFEND0-3</text:span></text:p>
          </draw:text-box>
        </draw:frame>
        <draw:line draw:style-name="gr3" draw:text-style-name="P4" draw:layer="layout" svg:x1="9.5cm" svg:y1="3.25cm" svg:x2="10.75cm" svg:y2="3.25cm">
          <text:p/>
        </draw:line>
        <draw:line draw:style-name="gr3" draw:text-style-name="P4" draw:layer="layout" svg:x1="4.5cm" svg:y1="2.75cm" svg:x2="10.75cm" svg:y2="2.75cm">
          <text:p/>
        </draw:line>
        <draw:line draw:style-name="gr3" draw:text-style-name="P4" draw:layer="layout" svg:x1="9.5cm" svg:y1="3.25cm" svg:x2="9.5cm" svg:y2="12.25cm">
          <text:p/>
        </draw:line>
        <draw:line draw:style-name="gr3" draw:text-style-name="P4" draw:layer="layout" svg:x1="8.75cm" svg:y1="15.525cm" svg:x2="8.75cm" svg:y2="16.025cm">
          <text:p/>
        </draw:line>
        <draw:line draw:style-name="gr3" draw:text-style-name="P4" draw:layer="layout" svg:x1="9.25cm" svg:y1="15.525cm" svg:x2="9.25cm" svg:y2="16.025cm">
          <text:p/>
        </draw:line>
        <draw:line draw:style-name="gr3" draw:text-style-name="P4" draw:layer="layout" svg:x1="9.75cm" svg:y1="15.525cm" svg:x2="9.75cm" svg:y2="16.025cm">
          <text:p/>
        </draw:line>
        <draw:line draw:style-name="gr3" draw:text-style-name="P4" draw:layer="layout" svg:x1="10.25cm" svg:y1="15.525cm" svg:x2="10.25cm" svg:y2="16.025cm">
          <text:p/>
        </draw:line>
        <draw:line draw:style-name="gr3" draw:text-style-name="P4" draw:layer="layout" svg:x1="9.5cm" svg:y1="3.25cm" svg:x2="9.5cm" svg:y2="15cm">
          <text:p/>
        </draw:line>
        <draw:custom-shape draw:style-name="gr6" draw:text-style-name="P1" draw:layer="layout" svg:width="2cm" svg:height="0.5cm" draw:transform="rotate (-3.14159265358979) translate (7.5cm 16.75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range-x-minimum="0" draw:handle-range-x-maximum="10800" draw:handle-position="$0 bottom" draw:handle-position-x="$0" draw:handle-position-y="bottom"/>
          </draw:enhanced-geometry>
        </draw:custom-shape>
        <draw:line draw:style-name="gr3" draw:text-style-name="P4" draw:layer="layout" svg:x1="5.75cm" svg:y1="16.75cm" svg:x2="5.75cm" svg:y2="17.25cm">
          <text:p/>
        </draw:line>
        <draw:line draw:style-name="gr3" draw:text-style-name="P4" draw:layer="layout" svg:x1="6.25cm" svg:y1="16.75cm" svg:x2="6.25cm" svg:y2="17.25cm">
          <text:p/>
        </draw:line>
        <draw:line draw:style-name="gr3" draw:text-style-name="P4" draw:layer="layout" svg:x1="6.75cm" svg:y1="16.75cm" svg:x2="6.75cm" svg:y2="17.25cm">
          <text:p/>
        </draw:line>
        <draw:line draw:style-name="gr3" draw:text-style-name="P4" draw:layer="layout" svg:x1="7.25cm" svg:y1="16.75cm" svg:x2="7.25cm" svg:y2="17.25cm">
          <text:p/>
        </draw:line>
        <draw:frame draw:style-name="gr7" draw:text-style-name="P3" draw:layer="layout" svg:width="2.839cm" svg:height="0.696cm" svg:x="5.161cm" svg:y="17.279cm">
          <draw:text-box>
            <text:p><text:span text:style-name="T3">GBU</text:span><text:span text:style-name="T3">FEN</text:span><text:span text:style-name="T3">D0-</text:span><text:span text:style-name="T3">3</text:span></text:p>
          </draw:text-box>
        </draw:frame>
        <draw:line draw:style-name="gr3" draw:text-style-name="P4" draw:layer="layout" svg:x1="5.75cm" svg:y1="16.75cm" svg:x2="5.75cm" svg:y2="17.25cm">
          <text:p/>
        </draw:line>
        <draw:line draw:style-name="gr3" draw:text-style-name="P4" draw:layer="layout" svg:x1="6.25cm" svg:y1="16.75cm" svg:x2="6.25cm" svg:y2="17.25cm">
          <text:p/>
        </draw:line>
        <draw:line draw:style-name="gr3" draw:text-style-name="P4" draw:layer="layout" svg:x1="6.75cm" svg:y1="16.75cm" svg:x2="6.75cm" svg:y2="17.25cm">
          <text:p/>
        </draw:line>
        <draw:line draw:style-name="gr3" draw:text-style-name="P4" draw:layer="layout" svg:x1="7.25cm" svg:y1="16.75cm" svg:x2="7.25cm" svg:y2="17.25cm">
          <text:p/>
        </draw:line>
        <draw:custom-shape draw:style-name="gr6" draw:text-style-name="P1" draw:layer="layout" svg:width="2cm" svg:height="0.5cm" draw:transform="rotate (-3.14159265358979) translate (5cm 16.75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range-x-minimum="0" draw:handle-range-x-maximum="10800" draw:handle-position="$0 bottom" draw:handle-position-x="$0" draw:handle-position-y="bottom"/>
          </draw:enhanced-geometry>
        </draw:custom-shape>
        <draw:line draw:style-name="gr3" draw:text-style-name="P4" draw:layer="layout" svg:x1="3.25cm" svg:y1="16.75cm" svg:x2="3.25cm" svg:y2="17.25cm">
          <text:p/>
        </draw:line>
        <draw:line draw:style-name="gr3" draw:text-style-name="P4" draw:layer="layout" svg:x1="3.75cm" svg:y1="16.75cm" svg:x2="3.75cm" svg:y2="17.25cm">
          <text:p/>
        </draw:line>
        <draw:line draw:style-name="gr3" draw:text-style-name="P4" draw:layer="layout" svg:x1="4.25cm" svg:y1="16.75cm" svg:x2="4.25cm" svg:y2="17.25cm">
          <text:p/>
        </draw:line>
        <draw:line draw:style-name="gr3" draw:text-style-name="P4" draw:layer="layout" svg:x1="4.75cm" svg:y1="16.75cm" svg:x2="4.75cm" svg:y2="17.25cm">
          <text:p/>
        </draw:line>
        <draw:frame draw:style-name="gr7" draw:text-style-name="P3" draw:layer="layout" svg:width="2.839cm" svg:height="0.696cm" svg:x="2.661cm" svg:y="17.279cm">
          <draw:text-box>
            <text:p><text:span text:style-name="T3">GBUF</text:span><text:span text:style-name="T3">END0</text:span><text:span text:style-name="T3">-3</text:span></text:p>
          </draw:text-box>
        </draw:frame>
        <draw:line draw:style-name="gr3" draw:text-style-name="P4" draw:layer="layout" svg:x1="3.25cm" svg:y1="16.75cm" svg:x2="3.25cm" svg:y2="17.25cm">
          <text:p/>
        </draw:line>
        <draw:line draw:style-name="gr3" draw:text-style-name="P4" draw:layer="layout" svg:x1="3.75cm" svg:y1="16.75cm" svg:x2="3.75cm" svg:y2="17.25cm">
          <text:p/>
        </draw:line>
        <draw:line draw:style-name="gr3" draw:text-style-name="P4" draw:layer="layout" svg:x1="4.25cm" svg:y1="16.75cm" svg:x2="4.25cm" svg:y2="17.25cm">
          <text:p/>
        </draw:line>
        <draw:line draw:style-name="gr3" draw:text-style-name="P4" draw:layer="layout" svg:x1="4.75cm" svg:y1="16.75cm" svg:x2="4.75cm" svg:y2="17.25cm">
          <text:p/>
        </draw:line>
        <draw:line draw:style-name="gr3" draw:text-style-name="P4" draw:layer="layout" svg:x1="7cm" svg:y1="3cm" svg:x2="7cm" svg:y2="15cm">
          <text:p/>
        </draw:line>
        <draw:line draw:style-name="gr3" draw:text-style-name="P4" draw:layer="layout" svg:x1="4.5cm" svg:y1="2.75cm" svg:x2="4.5cm" svg:y2="15cm">
          <text:p/>
        </draw:line>
        <draw:custom-shape draw:style-name="gr1" draw:text-style-name="P1" draw:layer="layout" svg:width="3.25cm" svg:height="1.25cm" svg:x="10.75cm" svg:y="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3.243cm" svg:height="0.649cm" svg:x="10.75cm" svg:y="3.951cm">
          <draw:text-box>
            <text:p text:style-name="P2"><text:span text:style-name="T1">LUT4_C_DFFESR</text:span></text:p>
          </draw:text-box>
        </draw:frame>
        <draw:line draw:style-name="gr3" draw:text-style-name="P4" draw:layer="layout" svg:x1="14cm" svg:y1="4.25cm" svg:x2="16cm" svg:y2="4.25cm">
          <text:p/>
        </draw:line>
        <draw:line draw:style-name="gr3" draw:text-style-name="P4" draw:layer="layout" svg:x1="7cm" svg:y1="4.5cm" svg:x2="10.75cm" svg:y2="4.5cm">
          <text:p/>
        </draw:line>
        <draw:line draw:style-name="gr3" draw:text-style-name="P4" draw:layer="layout" svg:x1="11.5cm" svg:y1="5cm" svg:x2="11.5cm" svg:y2="5.25cm">
          <text:p/>
        </draw:line>
        <draw:line draw:style-name="gr5" draw:text-style-name="P4" draw:layer="layout" svg:x1="3.25cm" svg:y1="4cm" svg:x2="10.75cm" svg:y2="4cm">
          <text:p/>
        </draw:line>
        <draw:line draw:style-name="gr3" draw:text-style-name="P4" draw:layer="layout" svg:x1="9.5cm" svg:y1="4.75cm" svg:x2="10.75cm" svg:y2="4.75cm">
          <text:p/>
        </draw:line>
        <draw:line draw:style-name="gr3" draw:text-style-name="P4" draw:layer="layout" svg:x1="4.5cm" svg:y1="4.25cm" svg:x2="10.75cm" svg:y2="4.25cm">
          <text:p/>
        </draw:line>
        <draw:custom-shape draw:style-name="gr1" draw:text-style-name="P1" draw:layer="layout" svg:width="3.25cm" svg:height="1.25cm" svg:x="10.75cm" svg:y="5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3.243cm" svg:height="0.649cm" svg:x="10.75cm" svg:y="5.451cm">
          <draw:text-box>
            <text:p text:style-name="P2"><text:span text:style-name="T1">LUT4_C_DFFESR</text:span></text:p>
          </draw:text-box>
        </draw:frame>
        <draw:line draw:style-name="gr3" draw:text-style-name="P4" draw:layer="layout" svg:x1="14cm" svg:y1="5.75cm" svg:x2="16cm" svg:y2="5.75cm">
          <text:p/>
        </draw:line>
        <draw:line draw:style-name="gr3" draw:text-style-name="P4" draw:layer="layout" svg:x1="7cm" svg:y1="6cm" svg:x2="10.75cm" svg:y2="6cm">
          <text:p/>
        </draw:line>
        <draw:line draw:style-name="gr3" draw:text-style-name="P4" draw:layer="layout" svg:x1="11.5cm" svg:y1="6.5cm" svg:x2="11.5cm" svg:y2="6.75cm">
          <text:p/>
        </draw:line>
        <draw:line draw:style-name="gr5" draw:text-style-name="P4" draw:layer="layout" svg:x1="3.25cm" svg:y1="5.5cm" svg:x2="10.75cm" svg:y2="5.5cm">
          <text:p/>
        </draw:line>
        <draw:line draw:style-name="gr3" draw:text-style-name="P4" draw:layer="layout" svg:x1="9.5cm" svg:y1="6.25cm" svg:x2="10.75cm" svg:y2="6.25cm">
          <text:p/>
        </draw:line>
        <draw:line draw:style-name="gr3" draw:text-style-name="P4" draw:layer="layout" svg:x1="4.5cm" svg:y1="5.75cm" svg:x2="10.75cm" svg:y2="5.75cm">
          <text:p/>
        </draw:line>
        <draw:custom-shape draw:style-name="gr1" draw:text-style-name="P1" draw:layer="layout" svg:width="3.25cm" svg:height="1.25cm" svg:x="10.75cm" svg:y="6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3.243cm" svg:height="0.649cm" svg:x="10.75cm" svg:y="6.951cm">
          <draw:text-box>
            <text:p text:style-name="P2"><text:span text:style-name="T1">LUT4_C_DFFESR</text:span></text:p>
          </draw:text-box>
        </draw:frame>
        <draw:line draw:style-name="gr3" draw:text-style-name="P4" draw:layer="layout" svg:x1="14cm" svg:y1="7.25cm" svg:x2="16cm" svg:y2="7.25cm">
          <text:p/>
        </draw:line>
        <draw:line draw:style-name="gr3" draw:text-style-name="P4" draw:layer="layout" svg:x1="7cm" svg:y1="7.5cm" svg:x2="10.75cm" svg:y2="7.5cm">
          <text:p/>
        </draw:line>
        <draw:line draw:style-name="gr3" draw:text-style-name="P4" draw:layer="layout" svg:x1="11.5cm" svg:y1="8cm" svg:x2="11.5cm" svg:y2="8.25cm">
          <text:p/>
        </draw:line>
        <draw:line draw:style-name="gr5" draw:text-style-name="P4" draw:layer="layout" svg:x1="3.25cm" svg:y1="7cm" svg:x2="10.75cm" svg:y2="7cm">
          <text:p/>
        </draw:line>
        <draw:line draw:style-name="gr3" draw:text-style-name="P4" draw:layer="layout" svg:x1="9.5cm" svg:y1="7.75cm" svg:x2="10.75cm" svg:y2="7.75cm">
          <text:p/>
        </draw:line>
        <draw:line draw:style-name="gr3" draw:text-style-name="P4" draw:layer="layout" svg:x1="4.5cm" svg:y1="7.25cm" svg:x2="10.75cm" svg:y2="7.25cm">
          <text:p/>
        </draw:line>
        <draw:custom-shape draw:style-name="gr1" draw:text-style-name="P1" draw:layer="layout" svg:width="3.25cm" svg:height="1.25cm" svg:x="10.75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3.243cm" svg:height="0.649cm" svg:x="10.75cm" svg:y="8.451cm">
          <draw:text-box>
            <text:p text:style-name="P2"><text:span text:style-name="T1">LUT4_C_DFFESR</text:span></text:p>
          </draw:text-box>
        </draw:frame>
        <draw:line draw:style-name="gr3" draw:text-style-name="P4" draw:layer="layout" svg:x1="14cm" svg:y1="8.75cm" svg:x2="16cm" svg:y2="8.75cm">
          <text:p/>
        </draw:line>
        <draw:line draw:style-name="gr3" draw:text-style-name="P4" draw:layer="layout" svg:x1="7cm" svg:y1="9cm" svg:x2="10.75cm" svg:y2="9cm">
          <text:p/>
        </draw:line>
        <draw:line draw:style-name="gr3" draw:text-style-name="P4" draw:layer="layout" svg:x1="11.5cm" svg:y1="9.5cm" svg:x2="11.5cm" svg:y2="9.75cm">
          <text:p/>
        </draw:line>
        <draw:line draw:style-name="gr5" draw:text-style-name="P4" draw:layer="layout" svg:x1="3.25cm" svg:y1="8.5cm" svg:x2="10.75cm" svg:y2="8.5cm">
          <text:p/>
        </draw:line>
        <draw:line draw:style-name="gr3" draw:text-style-name="P4" draw:layer="layout" svg:x1="9.5cm" svg:y1="9.25cm" svg:x2="10.75cm" svg:y2="9.25cm">
          <text:p/>
        </draw:line>
        <draw:line draw:style-name="gr3" draw:text-style-name="P4" draw:layer="layout" svg:x1="4.5cm" svg:y1="8.75cm" svg:x2="10.75cm" svg:y2="8.75cm">
          <text:p/>
        </draw:line>
        <draw:custom-shape draw:style-name="gr1" draw:text-style-name="P1" draw:layer="layout" svg:width="3.25cm" svg:height="1.25cm" svg:x="10.75cm" svg:y="9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3.243cm" svg:height="0.649cm" svg:x="10.75cm" svg:y="9.951cm">
          <draw:text-box>
            <text:p text:style-name="P2"><text:span text:style-name="T1">LUT4_C_DFFESR</text:span></text:p>
          </draw:text-box>
        </draw:frame>
        <draw:line draw:style-name="gr3" draw:text-style-name="P4" draw:layer="layout" svg:x1="14cm" svg:y1="10.25cm" svg:x2="16cm" svg:y2="10.25cm">
          <text:p/>
        </draw:line>
        <draw:line draw:style-name="gr3" draw:text-style-name="P4" draw:layer="layout" svg:x1="7cm" svg:y1="10.5cm" svg:x2="10.75cm" svg:y2="10.5cm">
          <text:p/>
        </draw:line>
        <draw:line draw:style-name="gr3" draw:text-style-name="P4" draw:layer="layout" svg:x1="11.5cm" svg:y1="11cm" svg:x2="11.5cm" svg:y2="11.25cm">
          <text:p/>
        </draw:line>
        <draw:line draw:style-name="gr5" draw:text-style-name="P4" draw:layer="layout" svg:x1="3.25cm" svg:y1="10cm" svg:x2="10.75cm" svg:y2="10cm">
          <text:p/>
        </draw:line>
        <draw:line draw:style-name="gr3" draw:text-style-name="P4" draw:layer="layout" svg:x1="9.5cm" svg:y1="10.75cm" svg:x2="10.75cm" svg:y2="10.75cm">
          <text:p/>
        </draw:line>
        <draw:line draw:style-name="gr3" draw:text-style-name="P4" draw:layer="layout" svg:x1="4.5cm" svg:y1="10.25cm" svg:x2="10.75cm" svg:y2="10.25cm">
          <text:p/>
        </draw:line>
        <draw:custom-shape draw:style-name="gr1" draw:text-style-name="P1" draw:layer="layout" svg:width="3.25cm" svg:height="1.25cm" svg:x="10.75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3.243cm" svg:height="0.649cm" svg:x="10.75cm" svg:y="11.451cm">
          <draw:text-box>
            <text:p text:style-name="P2"><text:span text:style-name="T1">L</text:span><text:span text:style-name="T1">U</text:span><text:span text:style-name="T1">T</text:span><text:span text:style-name="T1">4</text:span><text:span text:style-name="T1">_</text:span><text:span text:style-name="T1">C</text:span><text:span text:style-name="T1">_</text:span><text:span text:style-name="T1">D</text:span><text:span text:style-name="T1">F</text:span><text:span text:style-name="T1">F</text:span><text:span text:style-name="T1">E</text:span><text:span text:style-name="T1">S</text:span><text:span text:style-name="T1">R</text:span></text:p>
          </draw:text-box>
        </draw:frame>
        <draw:line draw:style-name="gr3" draw:text-style-name="P4" draw:layer="layout" svg:x1="14cm" svg:y1="11.75cm" svg:x2="16cm" svg:y2="11.75cm">
          <text:p/>
        </draw:line>
        <draw:line draw:style-name="gr3" draw:text-style-name="P4" draw:layer="layout" svg:x1="7cm" svg:y1="12cm" svg:x2="10.75cm" svg:y2="12cm">
          <text:p/>
        </draw:line>
        <draw:line draw:style-name="gr3" draw:text-style-name="P4" draw:layer="layout" svg:x1="11.5cm" svg:y1="12.5cm" svg:x2="11.5cm" svg:y2="12.75cm">
          <text:p/>
        </draw:line>
        <draw:line draw:style-name="gr5" draw:text-style-name="P4" draw:layer="layout" svg:x1="3.25cm" svg:y1="11.5cm" svg:x2="10.75cm" svg:y2="11.5cm">
          <text:p/>
        </draw:line>
        <draw:line draw:style-name="gr3" draw:text-style-name="P4" draw:layer="layout" svg:x1="9.5cm" svg:y1="12.25cm" svg:x2="10.75cm" svg:y2="12.25cm">
          <text:p/>
        </draw:line>
        <draw:line draw:style-name="gr3" draw:text-style-name="P4" draw:layer="layout" svg:x1="4.5cm" svg:y1="11.75cm" svg:x2="10.75cm" svg:y2="11.75cm">
          <text:p/>
        </draw:line>
        <draw:custom-shape draw:style-name="gr1" draw:text-style-name="P1" draw:layer="layout" svg:width="3.25cm" svg:height="1.25cm" svg:x="10.75cm" svg:y="12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3.243cm" svg:height="0.649cm" svg:x="10.75cm" svg:y="12.951cm">
          <draw:text-box>
            <text:p text:style-name="P2"><text:span text:style-name="T1">LUT4_C_DFFESR</text:span></text:p>
          </draw:text-box>
        </draw:frame>
        <draw:line draw:style-name="gr3" draw:text-style-name="P4" draw:layer="layout" svg:x1="14cm" svg:y1="13.25cm" svg:x2="16cm" svg:y2="13.25cm">
          <text:p/>
        </draw:line>
        <draw:line draw:style-name="gr3" draw:text-style-name="P4" draw:layer="layout" svg:x1="7cm" svg:y1="13.5cm" svg:x2="10.75cm" svg:y2="13.5cm">
          <text:p/>
        </draw:line>
        <draw:line draw:style-name="gr3" draw:text-style-name="P4" draw:layer="layout" svg:x1="11.5cm" svg:y1="14cm" svg:x2="11.5cm" svg:y2="14.25cm">
          <text:p/>
        </draw:line>
        <draw:line draw:style-name="gr5" draw:text-style-name="P4" draw:layer="layout" svg:x1="3.25cm" svg:y1="13cm" svg:x2="10.75cm" svg:y2="13cm">
          <text:p/>
        </draw:line>
        <draw:line draw:style-name="gr3" draw:text-style-name="P4" draw:layer="layout" svg:x1="9.5cm" svg:y1="13.75cm" svg:x2="10.75cm" svg:y2="13.75cm">
          <text:p/>
        </draw:line>
        <draw:line draw:style-name="gr3" draw:text-style-name="P4" draw:layer="layout" svg:x1="4.5cm" svg:y1="13.25cm" svg:x2="10.75cm" svg:y2="13.25cm">
          <text:p/>
        </draw:line>
        <draw:custom-shape draw:style-name="gr8" draw:text-style-name="P5" draw:layer="layout" svg:width="0.25cm" svg:height="0.25cm" svg:x="9.38cm" svg:y="13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cm" svg:height="0.25cm" svg:x="6.889cm" svg:y="13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cm" svg:height="0.25cm" svg:x="4.388cm" svg:y="13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cm" svg:height="0.25cm" svg:x="9.381cm" svg:y="12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cm" svg:height="0.25cm" svg:x="6.89cm" svg:y="11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cm" svg:height="0.25cm" svg:x="4.389cm" svg:y="11.6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cm" svg:height="0.25cm" svg:x="9.381cm" svg:y="10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cm" svg:height="0.25cm" svg:x="6.89cm" svg:y="10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cm" svg:height="0.25cm" svg:x="4.389cm" svg:y="10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cm" svg:height="0.25cm" svg:x="9.382cm" svg:y="9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cm" svg:height="0.25cm" svg:x="4.39cm" svg:y="8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cm" svg:height="0.25cm" svg:x="9.381cm" svg:y="7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cm" svg:height="0.25cm" svg:x="6.89cm" svg:y="7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cm" svg:height="0.25cm" svg:x="4.389cm" svg:y="7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cm" svg:height="0.25cm" svg:x="9.382cm" svg:y="6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cm" svg:height="0.25cm" svg:x="6.891cm" svg:y="5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cm" svg:height="0.25cm" svg:x="4.39cm" svg:y="5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cm" svg:height="0.25cm" svg:x="9.382cm" svg:y="4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cm" svg:height="0.25cm" svg:x="6.891cm" svg:y="4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cm" svg:height="0.25cm" svg:x="4.39cm" svg:y="4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cm" svg:height="0.25cm" svg:x="6.892cm" svg:y="8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645cm" svg:height="0.971cm" svg:x="9.5cm" svg:y="14.25cm">
          <draw:text-box>
            <text:p><text:span text:style-name="T2">C</text:span><text:span text:style-name="T2">L</text:span><text:span text:style-name="T2">K</text:span></text:p>
          </draw:text-box>
        </draw:frame>
        <draw:frame draw:style-name="gr4" draw:text-style-name="P3" draw:layer="layout" svg:width="1.264cm" svg:height="0.971cm" svg:x="6.855cm" svg:y="14.25cm">
          <draw:text-box>
            <text:p><text:span text:style-name="T2">S</text:span><text:span text:style-name="T2">R</text:span></text:p>
          </draw:text-box>
        </draw:frame>
        <draw:frame draw:style-name="gr4" draw:text-style-name="P3" draw:layer="layout" svg:width="1.264cm" svg:height="0.971cm" svg:x="4.355cm" svg:y="14.251cm">
          <draw:text-box>
            <text:p><text:span text:style-name="T2">EN</text:span></text:p>
          </draw:text-box>
        </draw:frame>
        <draw:custom-shape draw:style-name="gr6" draw:text-style-name="P1" draw:layer="layout" svg:width="2cm" svg:height="0.5cm" draw:transform="rotate (-3.14159265358979) translate (5.5cm 15.5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range-x-minimum="0" draw:handle-range-x-maximum="10800" draw:handle-position="$0 bottom" draw:handle-position-x="$0" draw:handle-position-y="bottom"/>
          </draw:enhanced-geometry>
        </draw:custom-shape>
        <draw:custom-shape draw:style-name="gr6" draw:text-style-name="P1" draw:layer="layout" svg:width="2cm" svg:height="0.5cm" draw:transform="rotate (-3.14159265358979) translate (8cm 15.5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range-x-minimum="0" draw:handle-range-x-maximum="10800" draw:handle-position="$0 bottom" draw:handle-position-x="$0" draw:handle-position-y="bottom"/>
          </draw:enhanced-geometry>
        </draw:custom-shape>
        <draw:line draw:style-name="gr3" draw:text-style-name="P4" draw:layer="layout" svg:x1="4.5cm" svg:y1="2.75cm" svg:x2="4.5cm" svg:y2="15cm">
          <text:p/>
        </draw:line>
        <draw:line draw:style-name="gr3" draw:text-style-name="P4" draw:layer="layout" svg:x1="4cm" svg:y1="15.5cm" svg:x2="4cm" svg:y2="16.25cm">
          <text:p/>
        </draw:line>
        <draw:line draw:style-name="gr9" draw:text-style-name="P4" draw:layer="layout" svg:x1="5cm" svg:y1="15.5cm" svg:x2="5cm" svg:y2="16.25cm">
          <text:p/>
        </draw:line>
        <draw:line draw:style-name="gr3" draw:text-style-name="P4" draw:layer="layout" svg:x1="6.5cm" svg:y1="15.5cm" svg:x2="6.5cm" svg:y2="16.25cm">
          <text:p/>
        </draw:line>
        <draw:line draw:style-name="gr9" draw:text-style-name="P4" draw:layer="layout" svg:x1="7.5cm" svg:y1="15.5cm" svg:x2="7.5cm" svg:y2="16.25cm">
          <text:p/>
        </draw:line>
        <draw:frame draw:style-name="gr4" draw:text-style-name="P3" draw:layer="layout" svg:width="1.264cm" svg:height="0.971cm" svg:x="2.95cm" svg:y="1.5cm">
          <draw:text-box>
            <text:p><text:span text:style-name="T2">I</text:span></text:p>
          </draw:text-box>
        </draw:frame>
        <draw:frame draw:style-name="gr4" draw:text-style-name="P3" draw:layer="layout" svg:width="1.264cm" svg:height="0.971cm" svg:x="2.95cm" svg:y="3cm">
          <draw:text-box>
            <text:p><text:span text:style-name="T2">I</text:span></text:p>
          </draw:text-box>
        </draw:frame>
        <draw:frame draw:style-name="gr4" draw:text-style-name="P3" draw:layer="layout" svg:width="1.264cm" svg:height="0.971cm" svg:x="2.95cm" svg:y="4.5cm">
          <draw:text-box>
            <text:p><text:span text:style-name="T2">I</text:span></text:p>
          </draw:text-box>
        </draw:frame>
        <draw:frame draw:style-name="gr4" draw:text-style-name="P3" draw:layer="layout" svg:width="1.264cm" svg:height="0.971cm" svg:x="2.95cm" svg:y="6cm">
          <draw:text-box>
            <text:p><text:span text:style-name="T2">I</text:span></text:p>
          </draw:text-box>
        </draw:frame>
        <draw:frame draw:style-name="gr4" draw:text-style-name="P3" draw:layer="layout" svg:width="1.264cm" svg:height="0.971cm" svg:x="2.95cm" svg:y="7.529cm">
          <draw:text-box>
            <text:p><text:span text:style-name="T2">I</text:span></text:p>
          </draw:text-box>
        </draw:frame>
        <draw:frame draw:style-name="gr4" draw:text-style-name="P3" draw:layer="layout" svg:width="1.264cm" svg:height="0.971cm" svg:x="2.95cm" svg:y="9.029cm">
          <draw:text-box>
            <text:p><text:span text:style-name="T2">I</text:span></text:p>
          </draw:text-box>
        </draw:frame>
        <draw:frame draw:style-name="gr4" draw:text-style-name="P3" draw:layer="layout" svg:width="1.264cm" svg:height="0.971cm" svg:x="2.95cm" svg:y="10.529cm">
          <draw:text-box>
            <text:p><text:span text:style-name="T2">I</text:span></text:p>
          </draw:text-box>
        </draw:frame>
        <draw:frame draw:style-name="gr4" draw:text-style-name="P3" draw:layer="layout" svg:width="1.264cm" svg:height="0.971cm" svg:x="2.95cm" svg:y="12.029cm">
          <draw:text-box>
            <text:p><text:span text:style-name="T2">I</text:span></text:p>
          </draw:text-box>
        </draw:frame>
        <draw:frame draw:style-name="gr4" draw:text-style-name="P3" draw:layer="layout" svg:width="1.264cm" svg:height="0.971cm" svg:x="15.264cm" svg:y="2cm">
          <draw:text-box>
            <text:p><text:span text:style-name="T2">O</text:span></text:p>
          </draw:text-box>
        </draw:frame>
        <draw:frame draw:style-name="gr4" draw:text-style-name="P3" draw:layer="layout" svg:width="1.264cm" svg:height="0.971cm" svg:x="15.25cm" svg:y="3.529cm">
          <draw:text-box>
            <text:p><text:span text:style-name="T2">O</text:span></text:p>
          </draw:text-box>
        </draw:frame>
        <draw:frame draw:style-name="gr4" draw:text-style-name="P3" draw:layer="layout" svg:width="1.264cm" svg:height="0.971cm" svg:x="15.25cm" svg:y="5cm">
          <draw:text-box>
            <text:p><text:span text:style-name="T2">O</text:span></text:p>
          </draw:text-box>
        </draw:frame>
        <draw:frame draw:style-name="gr4" draw:text-style-name="P3" draw:layer="layout" svg:width="1.264cm" svg:height="0.971cm" svg:x="15.236cm" svg:y="6.529cm">
          <draw:text-box>
            <text:p><text:span text:style-name="T2">O</text:span></text:p>
          </draw:text-box>
        </draw:frame>
        <draw:frame draw:style-name="gr4" draw:text-style-name="P3" draw:layer="layout" svg:width="1.264cm" svg:height="0.971cm" svg:x="15.264cm" svg:y="8cm">
          <draw:text-box>
            <text:p><text:span text:style-name="T2">O</text:span></text:p>
          </draw:text-box>
        </draw:frame>
        <draw:frame draw:style-name="gr4" draw:text-style-name="P3" draw:layer="layout" svg:width="1.264cm" svg:height="0.971cm" svg:x="15.25cm" svg:y="9.529cm">
          <draw:text-box>
            <text:p><text:span text:style-name="T2">O</text:span></text:p>
          </draw:text-box>
        </draw:frame>
        <draw:frame draw:style-name="gr4" draw:text-style-name="P3" draw:layer="layout" svg:width="1.264cm" svg:height="0.971cm" svg:x="15.25cm" svg:y="11cm">
          <draw:text-box>
            <text:p><text:span text:style-name="T2">O</text:span></text:p>
          </draw:text-box>
        </draw:frame>
        <draw:frame draw:style-name="gr4" draw:text-style-name="P3" draw:layer="layout" svg:width="1.264cm" svg:height="0.971cm" svg:x="15.236cm" svg:y="12.529cm">
          <draw:text-box>
            <text:p><text:span text:style-name="T2">O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6T12:54:22.520665873</meta:creation-date>
    <dc:date>2026-01-28T11:04:17.839060908</dc:date>
    <meta:editing-duration>PT1H51M16S</meta:editing-duration>
    <meta:editing-cycles>109</meta:editing-cycles>
    <meta:generator>LibreOffice/25.2.3.2$Linux_X86_64 LibreOffice_project/520$Build-2</meta:generator>
    <meta:document-statistic meta:object-count="149"/>
  </office:meta>
</office:document-meta>
</file>